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padding="0.074cm" fo:border-left="none" fo:border-right="none" fo:border-top="none" fo:border-bottom="0.035cm solid #000000" style:join-border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zept: Hefeteig</text:h>
      <text:p text:style-name="Text_20_body"/>
      <text:list xml:id="list369179519" text:style-name="L1">
        <text:list-item>
          <text:p text:style-name="P1">500g<text:tab/><text:tab/>Mehl</text:p>
        </text:list-item>
        <text:list-item>
          <text:p text:style-name="P1">20g<text:tab/><text:tab/>Hefe</text:p>
        </text:list-item>
        <text:list-item>
          <text:p text:style-name="P1">150g<text:tab/><text:tab/>Zucker</text:p>
        </text:list-item>
        <text:list-item>
          <text:p text:style-name="P1">100g<text:tab/><text:tab/>Butter</text:p>
        </text:list-item>
        <text:list-item>
          <text:p text:style-name="P1">2<text:tab/><text:tab/>Dotter</text:p>
        </text:list-item>
        <text:list-item>
          <text:p text:style-name="P1">1/8 l<text:tab/><text:tab/>Milch</text:p>
        </text:list-item>
        <text:list-item>
          <text:p text:style-name="P1"><text:s/><text:tab/><text:tab/>Zitronen</text:p>
        </text:list-item>
        <text:list-item>
          <text:p text:style-name="P1">1 Prise<text:tab/><text:tab/>Salz</text:p>
        </text:list-item>
      </text:list>
      <text:p text:style-name="P2"/>
      <text:p text:style-name="Text_20_body"/>
      <text:list xml:id="list1696061087" text:continue-numbering="true" text:style-name="L1">
        <text:list-item>
          <text:p text:style-name="P1">1/8<text:tab/><text:tab/>Wasser</text:p>
        </text:list-item>
        <text:list-item>
          <text:p text:style-name="P1">1<text:tab/><text:tab/>Ei</text:p>
        </text:list-item>
        <text:list-item>
          <text:p text:style-name="P1">1 Prise<text:tab/><text:tab/>Salz</text:p>
        </text:list-item>
        <text:list-item>
          <text:p text:style-name="P1">20g<text:tab/><text:tab/>Hefe (Trockenhefe!)</text:p>
        </text:list-item>
        <text:list-item>
          <text:p text:style-name="P1">500g<text:tab/><text:tab/>Meh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9T10:44:18</meta:creation-date>
    <meta:document-statistic meta:table-count="0" meta:image-count="0" meta:object-count="0" meta:page-count="1" meta:paragraph-count="14" meta:word-count="44" meta:character-count="180"/>
    <dc:date>2009-08-09T10:47:48</dc:date>
    <meta:editing-duration>PT00H03M32S</meta:editing-duration>
    <meta:editing-cycles>1</meta:editing-cycles>
    <meta:generator>OpenOffice.org/3.0$Unix OpenOffice.org_project/300m15$Build-9379</meta:generator>
  </office:meta>
</office:document-meta>
</file>